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4D93D9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background-color="#F1A983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83E28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215C98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215C98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style:vertical-align="middle" fo:background-color="#215C98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0B304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0B3040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style:vertical-align="middle" fo:background-color="#4D93D9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E49EDD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E49ED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/>
    </style:style>
    <style:style style:name="ce26" style:family="table-cell" style:parent-style-name="Default" style:data-style-name="N0">
      <style:table-cell-properties style:vertical-align="middle" fo:wrap-option="wrap" fo:background-color="#92D050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4D93D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17.8011666666667cm"/>
    </style:style>
    <style:style style:name="co4" style:family="table-column">
      <style:table-column-properties fo:break-before="auto" style:column-width="24.51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6.2pt" style:use-optimal-row-height="false" fo:break-before="auto"/>
    </style:style>
    <style:style style:name="ro3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ocabolariControllat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5">
            <text:p>NB: I campi evidenziati in giallo combaciano<text:s/></text:p>
          </table:table-cell>
          <table:covered-table-cell table:number-columns-repeated="2"/>
          <table:table-cell office:value-type="string" table:number-columns-spanned="3" table:number-rows-spanned="4" table:style-name="ce8">
            <text:p>Mapping Icar 2.0</text:p>
          </table:table-cell>
          <table:covered-table-cell table:number-columns-repeated="2"/>
          <table:table-cell office:value-type="string" table:number-columns-spanned="3" table:number-rows-spanned="4" table:style-name="ce9">
            <text:p>Tracciato SIA</text:p>
          </table:table-cell>
          <table:covered-table-cell table:number-columns-repeated="2"/>
          <table:table-cell office:value-type="string" table:number-columns-spanned="7" table:number-rows-spanned="4" table:style-name="ce5">
            <text:p>VOCABOLARIO CONTROLLATO</text:p>
          </table:table-cell>
          <table:covered-table-cell table:number-columns-repeated="6"/>
          <table:table-cell table:number-columns-repeated="16368"/>
        </table:table-row>
        <table:table-row table:style-name="ro1">
          <table:table-cell office:value-type="string" table:number-columns-spanned="3" table:number-rows-spanned="1" table:style-name="ce5">
            <text:p>I campi in verde hanno stesso nome ma diversi valori</text:p>
          </table:table-cell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6"/>
          <table:table-cell table:number-columns-repeated="16368"/>
        </table:table-row>
        <table:table-row table:style-name="ro1">
          <table:table-cell office:value-type="string" table:number-columns-spanned="3" table:number-rows-spanned="1" table:style-name="ce5">
            <text:p>Azzurro hanno stesso nome in differenti entità ma combaciano</text:p>
          </table:table-cell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6"/>
          <table:table-cell table:number-columns-repeated="16368"/>
        </table:table-row>
        <table:table-row table:style-name="ro1">
          <table:table-cell table:number-columns-repeated="3" table:style-name="ce20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6"/>
          <table:table-cell table:number-columns-repeated="16368"/>
        </table:table-row>
        <table:table-row table:style-name="ro1">
          <table:table-cell office:value-type="string" table:number-columns-spanned="3" table:number-rows-spanned="3" table:style-name="ce6">
            <text:p>ComplessoArchivistico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2" table:style-name="ce12">
            <office:annotation draw:style-name="a0" svg:x="1.74166666666667in" svg:y="0.866666666666667in" svg:width="0.908333333333333in" svg:height="0.558333333333333in">
              <dc:creator>Nicol Alesi</dc:creator>
              <text:p><text:span text:style-name="T2">Nicol Alesi:</text:span><text:span text:style-name="T1"/></text:p>
              <text:p><text:span text:style-name="T1">Comune a tutti gli elementi con estremi cronologici</text:span></text:p>
              <text:p/>
            </office:annotation>
            <text:p>Estremi cronologici del compless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">
            <text:p>Qualifica della data</text:p>
          </table:table-cell>
          <table:covered-table-cell table:number-columns-repeated="2"/>
          <table:table-cell office:value-type="string" table:number-columns-spanned="3" table:number-rows-spanned="1" table:style-name="ce3">
            <text:p>Non mappato</text:p>
          </table:table-cell>
          <table:covered-table-cell table:number-columns-repeated="2"/>
          <table:table-cell office:value-type="string" table:number-columns-spanned="3" table:number-rows-spanned="1" table:style-name="ce3">
            <text:p>Con documentazione dal, Con documentazione fino al, Data della documentazione compresa, Principale, Con documentazione in copia dal, Con lacuna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3">
            <text:p>Tipologia <text:s/>data</text:p>
          </table:table-cell>
          <table:covered-table-cell table:number-columns-repeated="2"/>
          <table:table-cell office:value-type="string" table:number-columns-spanned="3" table:number-rows-spanned="1" table:style-name="ce3">
            <office:annotation draw:style-name="a1" svg:x="4.65in" svg:y="1.4in" svg:width="0.908333333333333in" svg:height="0.558333333333333in">
              <dc:creator>Nicol Alesi</dc:creator>
              <text:p><text:span text:style-name="T2">Nicol Alesi:</text:span><text:span text:style-name="T1"/></text:p>
              <text:p><text:span text:style-name="T1">Da controllare nel mapping per quanto riguarda la data non rilevata</text:span></text:p>
              <text:p/>
            </office:annotation>
            <text:p>bulk, inclusive, Data_aperta, Data_non rilevata</text:p>
          </table:table-cell>
          <table:covered-table-cell table:number-columns-repeated="2"/>
          <table:table-cell office:value-type="string" table:number-columns-spanned="3" table:number-rows-spanned="1" table:style-name="ce3">
            <text:p>Intervallo di date, Data singola, Data aperta, Data non rilevata/non rilevabile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Estremo cronologico remoto/recent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Specifica</text:p>
          </table:table-cell>
          <table:covered-table-cell table:number-columns-repeated="2"/>
          <table:table-cell office:value-type="string" table:number-columns-spanned="3" table:number-rows-spanned="1" table:style-name="ce14">
            <text:p>Inizio, Metà, Prima metà, Primo quarto, Seconda Metà, Secondo quarto, Terzo quarto, Ultimo quarto, Fine.</text:p>
          </table:table-cell>
          <table:covered-table-cell table:number-columns-repeated="2"/>
          <table:table-cell office:value-type="string" table:number-columns-spanned="3" table:number-rows-spanned="1" table:style-name="ce13">
            <text:p>Inizio, Metà, Prima metà, Primo quarto, Seconda Metà, Secondo quarto, Terzo quarto, Ultimo quarto, Fine 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3">
            <text:p>Validità</text:p>
          </table:table-cell>
          <table:covered-table-cell table:number-columns-repeated="2"/>
          <table:table-cell table:style-name="ce4"/>
          <table:table-cell table:style-name="ce2"/>
          <table:table-cell office:value-type="string" table:style-name="ce2">
            <text:p>Data approssimativa, Data attribuita, Data incerta, Data post quem , Data incerta e attribuita.</text:p>
          </table:table-cell>
          <table:table-cell table:style-name="ce2"/>
          <table:table-cell office:value-type="string" table:number-columns-spanned="2" table:number-rows-spanned="1" table:style-name="ce3">
            <text:p>Data ante quem , Data approssimativa, Data attribuita, Data incerta, Data post quem , Data incerta e attribuita.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Livello di descri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9">
            <text:p>Livello di descrizione</text:p>
          </table:table-cell>
          <table:covered-table-cell table:number-columns-repeated="2"/>
          <table:table-cell office:value-type="string" table:number-columns-spanned="3" table:number-rows-spanned="1" table:style-name="ce26">
            <text:p>Fondo; Sottoinsieme documentario; Collezione/raccolta; Sub-fondo; Sezione; Classe; Serie; Sottoserie; Sottosottoserie; Partizione</text:p>
          </table:table-cell>
          <table:covered-table-cell table:number-columns-repeated="2"/>
          <table:table-cell office:value-type="string" table:number-columns-spanned="3" table:number-rows-spanned="1" table:style-name="ce26">
            <text:p>Supersuperfondo (1), Complesso di fondi (2), Superfondo (3), Fondo (4), Sottoinsieme documentario (4), Collezione/Raccolta (4), Sub-fondo (5), Sezione (6), Classe (7), Serie (8), Sottoserie (9), Sottosottoserie (10), Partizione (11) .</text:p>
          </table:table-cell>
          <table:covered-table-cell table:number-columns-repeated="2"/>
          <table:table-cell office:value-type="string" table:number-columns-spanned="6" table:number-rows-spanned="1" table:style-name="ce25">
            <text:p><text:s/>Categoria/Classe;Collezione/Raccolta;Fondo;Subfondo;Complesso Archivistico; sottogruppo; serie; sottoserie;unità archivistica/fascicolo; sottofascicolo/inserto;Unità documentaria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Consistenza fisica</text:p>
          </table:table-cell>
          <table:covered-table-cell table:number-columns-repeated="2"/>
          <table:table-cell table:number-columns-spanned="3" table:number-rows-spanned="1" table:style-name="ce3"/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19">
            <text:p>Tipo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Album, Busta, Buste, Cartella, Cartelle, Faldone, Faldoni, Fascicolo, Fascicoli, Filza, Filze, Foglio, Fogli, Manifesto, Manifesti, Mappa, Mappe, Mazzo, Mazzi, Opuscolo, Opuscoli, Pacco, Pacchi, Plico, Plichi, Quaderno, Quaderni, Raccoglitore, Raccoglitori, Registro, Registri, Rivista, Riviste, Rotolo, Rotoli, Scatola, Scatole, Scheda, Schede, Taccuino, Taccuini, Vacchetta, Vacchette, Volume, Volumi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Numera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Tipo di numera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"alfabetico"; "numeri arabi"; "numeri romani"</text:p>
          </table:table-cell>
          <table:covered-table-cell table:number-columns-repeated="2"/>
          <table:table-cell office:value-type="string" table:number-columns-spanned="3" table:number-rows-spanned="1" table:style-name="ce13">
            <text:p>Numeri arabi, Numeri romani, Alfabetico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Condizioni di access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Condizioni di accesso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Liberamente accessibile, Parzialmente accessibile, Non accessibile, Accessibile previa autorizzazione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Condizioni di utilizz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Tipo di azione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Riproduzione, Pubblicazione, …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3">
            <text:p>Condizioni di utilizzo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Riproduzione libera, Riproduzione negata, Riproduzione a <text:s/>pagamento, Riproduzione a fini di studio e ricerca, Riproduzione sottoposta ad autorizzazione 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Stato di conserva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Stato di conservazione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Pessimo, Mediocre, Discreto, Buono, Ottimo.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1">
            <text:p>Lingua di descrizione del record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Lingua di descrizione del record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Sottoinsieme Codifica Lingue ISO 639-3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16">
            <text:p>RELAZION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1">
            <text:p>Agenti collegat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1">
            <text:p>Relazione Complesso/Agent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Qualifica della relazione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Soggetto conservatore , Proprietario, possessore, Detentore dei diritti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Contesto e struttur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Modalità di acquisizione o versamento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Acquisto, Comodato, Deposito, Donazione, Lascito testamentario, Versament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Risorse digitali collegat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Tipologia rela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Nativo digitale; è documentazione; è rappresentazione di</text:p>
          </table:table-cell>
          <table:covered-table-cell table:number-columns-repeated="2"/>
          <table:table-cell office:value-type="string" table:number-columns-spanned="3" table:number-rows-spanned="1" table:style-name="ce13">
            <text:p>Nativo Digitale, È documentazione, È rappresentazione di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6">
            <text:p>COMPILA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Tipologia compilatore</text:p>
          </table:table-cell>
          <table:covered-table-cell table:number-columns-repeated="2"/>
          <table:table-cell office:value-type="string" table:number-columns-spanned="3" table:number-rows-spanned="1" table:style-name="ce3">
            <text:p>Persona, Organizzazione, Software</text:p>
          </table:table-cell>
          <table:covered-table-cell table:number-columns-repeated="2"/>
          <table:table-cell office:value-type="string" table:number-columns-spanned="3" table:number-rows-spanned="1" table:style-name="ce3">
            <text:p>Non trovat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3">
            <text:p>Azione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Importazione, Integrazione successiva, Prima redazione, Raccolta delle informazioni, Revisione, Rielaborazione, Supervision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office:annotation draw:style-name="a2" svg:x="1.74166666666667in" svg:y="5.36666666666667in" svg:width="0.908333333333333in" svg:height="0.908333333333333in">
              <dc:creator>Nicol Alesi</dc:creator>
              <text:p><text:span text:style-name="T2">Nicol Alesi:</text:span><text:span text:style-name="T1"/></text:p>
              <text:p><text:span text:style-name="T1">Può essere audience o access restrict, nel caso di access restrict è questa la lista chiusa altrimenti, con audience può essere: external o internal</text:span></text:p>
              <text:p><text:span text:style-name="T1"/></text:p>
              <text:p><text:span text:style-name="T1">Vale per tutte le risorse che condividono questa proprietà non solo per il Complesso</text:span></text:p>
              <text:p/>
            </office:annotation>
            <text:p>Visibilità FE</text:p>
          </table:table-cell>
          <table:covered-table-cell table:number-columns-repeated="2"/>
          <table:table-cell office:value-type="string" table:number-columns-spanned="3" table:number-rows-spanned="1" table:style-name="ce13">
            <text:p>Completa, Non visibile, Descrizione Libera e Risorsa Protetta (login), Descrizione Protetta e Risorsa Protetta (login), Descrizione Libera e Risorse Riservata (autorizzazione), Descrizione Riservata e Risorse Riservata (autorizzazione).</text:p>
          </table:table-cell>
          <table:covered-table-cell table:number-columns-repeated="2"/>
          <table:table-cell office:value-type="string" table:number-columns-spanned="3" table:number-rows-spanned="1" table:style-name="ce13">
            <text:p>Completa, Non visibile, Descrizione Libera e Risorsa Protetta (login), Descrizione Protetta e Risorsa Protetta (login), Descrizione Libera e Risorse Riservata (autorizzazione), Descrizione Riservata e Risorse Riservata (autorizzazione)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3" table:style-name="ce18">
            <text:p>Unità archivistica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1">
            <text:p>Livello di descri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Livello di descrizione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Unità archivistica, Sottounità, Sottosottounità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Descrizione fisic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2">
            <text:p>Tipologia</text:p>
          </table:table-cell>
          <table:covered-table-cell table:number-columns-repeated="2"/>
          <table:table-cell office:value-type="string" table:number-columns-spanned="3" table:number-rows-spanned="1" table:style-name="ce22">
            <text:p>Specificata da nota come lista chiusa, ma non descritta</text:p>
          </table:table-cell>
          <table:covered-table-cell table:number-columns-repeated="2"/>
          <table:table-cell office:value-type="string" table:number-columns-spanned="3" table:number-rows-spanned="1" table:style-name="ce22">
            <text:p>Album, Busta, Buste, Cartella, Cartelle, Faldone, Faldoni, Fascicolo, Fascicoli, Filza, Filze, Foglio, Fogli, Manifesto, Manifesti, Mappa, Mappe, Mazzo, Mazzi, Opuscolo, Opuscoli, Pacco, Pacchi, Plico, Plichi, Quaderno, Quaderni, Raccoglitore, Raccoglitori, Registro, Registri, Rivista, Riviste, Rotolo, Rotoli, Scatola, Scatole, Scheda, Schede, Taccuino, Taccuini, Vacchetta, Vacchette, Volume, Volumi, Sottofascicolo, Sottofascicoli, Sottosottofascicolo, Sottosottofascicoli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1">
            <text:p>Supporto</text:p>
          </table:table-cell>
          <table:covered-table-cell table:number-columns-repeated="2"/>
          <table:table-cell office:value-type="string" table:number-columns-spanned="3" table:number-rows-spanned="1" table:style-name="ce21">
            <text:p>Specificata da nota come lista chiusa, ma non descritta</text:p>
          </table:table-cell>
          <table:covered-table-cell table:number-columns-repeated="2"/>
          <table:table-cell office:value-type="string" table:number-columns-spanned="3" table:number-rows-spanned="1" table:style-name="ce21">
            <text:p>Carta, Pergamena, Papiro, Pellicola, Nastro magnetic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Consistenza fisic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<text:s/>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Album, Busta, Buste, Cartella, Cartelle, Faldone, Faldoni, Fascicolo, Fascicoli, Filza, Filze, Foglio, Fogli, Manifesto, Manifesti, Mappa, Mappe, Mazzo, Mazzi, Opuscolo, Opuscoli, Pacco, Pacchi, Plico, Plichi, Quaderno, Quaderni, Raccoglitore, Raccoglitori, Registro, Registri, Rivista, Riviste, Rotolo, Rotoli, Scatola, Scatole, Scheda, Schede, Taccuino, Taccuini, Vacchetta, Vacchette, Volume, Volumi, Sottofascicolo, Sottofascicoli, Sottosottofascicolo, Sottosottofascicoli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Unità di condizionament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Busta, Camicia, Mazzo, Fascio, Pacco, Filza, Faldone, Cartella, Scatola, Raccoglitor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Numera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Tipo di numera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Numeri arabi, Numeri romani, Alfabetico.<text:s/></text:p>
          </table:table-cell>
          <table:covered-table-cell table:number-columns-repeated="2"/>
          <table:table-cell office:value-type="string" table:number-columns-spanned="3" table:number-rows-spanned="1" table:style-name="ce13">
            <text:p>Numeri arabi, Numeri romani, Alfabetico.<text:s/>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Lingua e scrittura della documentazione</text:p>
          </table:table-cell>
          <table:covered-table-cell table:number-columns-repeated="2"/>
          <table:table-cell table:number-columns-spanned="3" table:number-rows-spanned="1" table:style-name="ce3"/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3">
            <text:p>Lingua<text:s/>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Lista chiusa dai valori non specificati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3">
            <text:p>Tipo di scrittura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Lista chiusa dai valori non specificati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Condizioni di accesso e di utilizzo</text:p>
          </table:table-cell>
          <table:covered-table-cell table:number-columns-repeated="2"/>
          <table:table-cell office:value-type="string" table:number-columns-spanned="3" table:number-rows-spanned="1" table:style-name="ce15">
            <text:p>COME RIPORTATO NEL CA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1">
            <text:p>Stato di conservazione</text:p>
          </table:table-cell>
          <table:covered-table-cell table:number-columns-repeated="2"/>
          <table:table-cell table:number-columns-spanned="3" table:number-rows-spanned="1" table:style-name="ce3"/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3">
            <text:p>Stato di conservazione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Pessimo, Mediocre, Discreto, Buono, Ottim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6">
            <text:p>RELAZION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1">
            <text:p>Collegament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office:annotation draw:style-name="a3" svg:x="1.74166666666667in" svg:y="8.69166666666667in" svg:width="0.916666666666667in" svg:height="0.575in">
              <dc:creator>Nicol Alesi</dc:creator>
              <text:p><text:span text:style-name="T2">Nicol Alesi:</text:span><text:span text:style-name="T1"/></text:p>
              <text:p><text:span text:style-name="T1">Specifica della relazione con agente</text:span></text:p>
              <text:p/>
            </office:annotation>
            <text:p>Ruolo/Qualifica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Destinatario, Mittente, Notaio, Testimone, Autore, Disegnatore, Editore, Incisore, Giudice, Agrimensore, Rilevatore, Miniaturista, Copista, Esecutore, Progettista, Supervisore, Litografo, Fotografo inventore, Fotografo principale, Ideatore, Regista, Committente, Corrispondente, Curatore, Responsabile, Partecipante, Finanziatore, Possessore, Proprietario, Detentore dei diritti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3">
            <text:p>Motivo attribuzione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Analisi diagnostiche, Analisi iconografica, Analisi stilistica, Attributo figurato, Bibliografia, Bollo, Cartiglio, Contesto, Documentazione, Firma, Fonte archivistica, Inventario museale, Iscrizione, Marchio, Monogramma, Nota manoscritta, Pubblicazione, Punzone, Sigla, Simbolo, Timbro, Tradizione oral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Risorse digitali collegate</text:p>
          </table:table-cell>
          <table:covered-table-cell table:number-columns-repeated="2"/>
          <table:table-cell office:value-type="string" table:number-columns-spanned="3" table:number-rows-spanned="1" table:style-name="ce15">
            <text:p>COME RIPORTATO NEL CA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17">
            <text:p>COMPILAZIONE</text:p>
          </table:table-cell>
          <table:covered-table-cell table:number-columns-repeated="2"/>
          <table:table-cell office:value-type="string" table:number-columns-spanned="3" table:number-rows-spanned="1" table:style-name="ce15">
            <text:p>COME RIPORTATO NEL CA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3" table:style-name="ce18">
            <text:p>Unità Documentaria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1">
            <text:p>Livello di descri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Livello di descrizione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Unità documentaria, Allegato, Annesso, Annotazione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Tipologi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Tracciato specifico</text:p>
          </table:table-cell>
          <table:covered-table-cell table:number-columns-repeated="2"/>
          <table:table-cell office:value-type="string" table:number-columns-spanned="3" table:number-rows-spanned="1" table:style-name="ce13">
            <text:p>Audiovisivo, Cartografia, Carteggio, Fotografia, Grafica, Manoscritto, Pergamena.</text:p>
          </table:table-cell>
          <table:covered-table-cell table:number-columns-repeated="2"/>
          <table:table-cell office:value-type="string" table:number-columns-spanned="3" table:number-rows-spanned="1" table:style-name="ce13">
            <text:p>Audiovisivo, Cartografia, Carteggio, Fotografia, Grafica, Manoscritto, Pergamena<text:s/>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Descrizione fisic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Registro, Album, Manifesto, Mappa, Opuscolo, Plico, Quaderno, Rubrica, Vacchetta, Volume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1">
            <text:p>Supporto</text:p>
          </table:table-cell>
          <table:covered-table-cell table:number-columns-repeated="2"/>
          <table:table-cell office:value-type="string" table:number-columns-spanned="3" table:number-rows-spanned="1" table:style-name="ce21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21">
            <text:p>Carta, Pergamena, Papiro, Pellicola, Nastro magnetic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Consistenza fisic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<text:s/>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Carta, Carte, Foglio, Fogli, Pagin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Unità di condizionament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</text:p>
          </table:table-cell>
          <table:covered-table-cell table:number-columns-repeated="2"/>
          <table:table-cell office:value-type="string" table:number-columns-spanned="3" table:number-rows-spanned="1" table:style-name="ce19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19">
            <text:p>Camicia, Cartella, Scatola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Lingua e scrittura della documenta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Lingua<text:s/>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Lista chiusa dai valori non specificati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3">
            <text:p>Tipo di scrittura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Lista chiusa dai valori non specificati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Sigill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Presenza sigillo</text:p>
          </table:table-cell>
          <table:covered-table-cell table:number-columns-repeated="2"/>
          <table:table-cell office:value-type="string" table:number-columns-spanned="3" table:number-rows-spanned="1" table:style-name="ce3">
            <text:p>Non specificato/Non trattato come lista chiusa</text:p>
          </table:table-cell>
          <table:covered-table-cell table:number-columns-repeated="2"/>
          <table:table-cell office:value-type="string" table:number-columns-spanned="3" table:number-rows-spanned="1" table:style-name="ce3">
            <text:p>Sì, N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Descrizione sigillo</text:p>
          </table:table-cell>
          <table:covered-table-cell table:number-columns-repeated="2"/>
          <table:table-cell table:number-columns-spanned="3" table:number-rows-spanned="1" table:style-name="ce3"/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13">
            <text:p>Natura del sigillo</text:p>
          </table:table-cell>
          <table:covered-table-cell table:number-columns-repeated="2"/>
          <table:table-cell office:value-type="string" table:number-columns-spanned="3" table:number-rows-spanned="1" table:style-name="ce13">
            <text:p>Sigillo a una faccia, Sigillo a due facce, Bolla, Sigillo con controsigillo, Timbro a umido, Timbro a secco, Sigillo deperdito</text:p>
          </table:table-cell>
          <table:covered-table-cell table:number-columns-repeated="2"/>
          <table:table-cell office:value-type="string" table:number-columns-spanned="3" table:number-rows-spanned="1" table:style-name="ce13">
            <text:p>Sigillo a una faccia, Sigillo a due facce, Bolla, Sigillo con controsigillo, Timbro a umido, Timbro a secco, Sigillo deperdit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Materiale del sigillo</text:p>
          </table:table-cell>
          <table:covered-table-cell table:number-columns-repeated="2"/>
          <table:table-cell office:value-type="string" table:number-columns-spanned="3" table:number-rows-spanned="1" table:style-name="ce13">
            <text:p>Argilla, Cera, Ceralacca, Oro, Piombo, Argento, Carta, Cera sotto carta, Inchiostro</text:p>
          </table:table-cell>
          <table:covered-table-cell table:number-columns-repeated="2"/>
          <table:table-cell office:value-type="string" table:number-columns-spanned="3" table:number-rows-spanned="1" table:style-name="ce13">
            <text:p>Argilla, Cera, Ceralacca, Oro, Piombo, Argento, Carta, Cera sotto carta, Inchiostr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Modo di apposi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derente, Aderente incassato, Aderente su coda semplice, Aderente su coda parigina, Aderente en placard, Pendente</text:p>
          </table:table-cell>
          <table:covered-table-cell table:number-columns-repeated="2"/>
          <table:table-cell office:value-type="string" table:number-columns-spanned="3" table:number-rows-spanned="1" table:style-name="ce13">
            <text:p>Aderente, Aderente incassato, Aderente su coda semplice, Aderente su coda parigina, Aderente en placard, Pendent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1">
            <text:p>Stato di conserva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">
            <text:p>Stato di conservazione</text:p>
          </table:table-cell>
          <table:covered-table-cell table:number-columns-repeated="2"/>
          <table:table-cell office:value-type="string" table:number-columns-spanned="3" table:number-rows-spanned="1" table:style-name="ce3">
            <text:p>Pessimo, Mediocre, Discreto, Buono, Ottimo</text:p>
          </table:table-cell>
          <table:covered-table-cell table:number-columns-repeated="2"/>
          <table:table-cell office:value-type="string" table:number-columns-spanned="3" table:number-rows-spanned="1" table:style-name="ce3">
            <text:p>Pessimo, Mediocre, Discreto, Buono, Ottim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6">
            <text:p>RELAZION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1">
            <text:p>Collegament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office:annotation draw:style-name="a4" svg:x="1.74166666666667in" svg:y="13.0916666666667in" svg:width="0.916666666666667in" svg:height="0.575in">
              <dc:creator>Nicol Alesi</dc:creator>
              <text:p><text:span text:style-name="T2">Nicol Alesi:</text:span><text:span text:style-name="T1"/></text:p>
              <text:p><text:span text:style-name="T1">Specifica della relazione con agente</text:span></text:p>
              <text:p/>
            </office:annotation>
            <text:p>Ruolo/Qualifica</text:p>
          </table:table-cell>
          <table:covered-table-cell table:number-columns-repeated="2"/>
          <table:table-cell office:value-type="string" table:number-columns-spanned="3" table:number-rows-spanned="1" table:style-name="ce19">
            <text:p>Destinatario, Mittente, Notaio, Testimone, Autore, Disegnatore, Editore, Incisore, Giudice, Agrimensore, Rilevatore, Miniaturista, Copista, Esecutore, Progettista, Supervisore, Litografo, Fotografo inventore, Fotografo principale, Ideatore, Regista, Committente, Corrispondente, Curatore, Responsabile, Partecipante, Finanziatore, Possessore, Proprietario, Detentore dei diritti.</text:p>
          </table:table-cell>
          <table:covered-table-cell table:number-columns-repeated="2"/>
          <table:table-cell office:value-type="string" table:number-columns-spanned="3" table:number-rows-spanned="1" table:style-name="ce19">
            <text:p>Destinatario, Mittente, Notaio, Testimone, Autore, Disegnatore, Editore, Incisore, Giudice, Agrimensore, Rilevatore, Miniaturista, Copista, Esecutore, Progettista, Supervisore, Litografo, Fotografo inventore, Fotografo principale, Ideatore, Regista, Committente, Corrispondente, Curatore, Responsabile, Partecipante, Finanziatore, Possessore, Proprietario, Detentore dei diritti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Motivo dell'attribu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Analisi diagnostiche, Analisi iconografica, Analisi stilistica, Attributo figurato, Bibliografia, Bollo, Cartiglio, Contesto, Documentazione, Firma, Fonte archivistica, Inventario museale, Iscrizione, Marchio, Monogramma, Nota manoscritta, Pubblicazione, Punzone, Sigla, Simbolo, Timbro, Tradizione orale</text:p>
          </table:table-cell>
          <table:covered-table-cell table:number-columns-repeated="2"/>
          <table:table-cell office:value-type="string" table:number-columns-spanned="3" table:number-rows-spanned="1" table:style-name="ce13">
            <text:p>Analisi diagnostiche, Analisi iconografica, Analisi stilistica, Attributo figurato, Bibliografia, Bollo, Cartiglio, Contesto, Documentazione, Firma, Fonte archivistica, Inventario museale, Iscrizione, Marchio, Monogramma, Nota manoscritta, Pubblicazione, Punzone, Sigla, Simbolo, Timbro, Tradizione oral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2">
            <text:p>DIFFERENTI TIPOLOGIE DI UD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2" table:style-name="ce23">
            <text:p>Superclasse: CARTEGGI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5">
            <text:p>MANOSCRITTO/ PERGAMEN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Stadio del documento</text:p>
          </table:table-cell>
          <table:covered-table-cell table:number-columns-repeated="2"/>
          <table:table-cell office:value-type="string" table:number-columns-spanned="3" table:number-rows-spanned="1" table:style-name="ce13">
            <text:p>Minuta, Originale, Copia autentica, Copia semplice, Copia tarda, Copia coeva.</text:p>
          </table:table-cell>
          <table:covered-table-cell table:number-columns-repeated="2"/>
          <table:table-cell office:value-type="string" table:number-columns-spanned="3" table:number-rows-spanned="1" table:style-name="ce13">
            <text:p>Minuta, Originale, Copia autentica, Copia semplice, Copia tarda, Copia coeva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5">
            <text:p>GRAFIC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 specifica</text:p>
          </table:table-cell>
          <table:covered-table-cell table:number-columns-repeated="2"/>
          <table:table-cell office:value-type="string" table:number-columns-spanned="3" table:number-rows-spanned="1" table:style-name="ce19">
            <text:p>Biglietto da visita, Disegno, Disegno tecnico, Illustrazione, Stampa, Disegno artistico</text:p>
          </table:table-cell>
          <table:covered-table-cell table:number-columns-repeated="2"/>
          <table:table-cell office:value-type="string" table:number-columns-spanned="3" table:number-rows-spanned="1" table:style-name="ce19">
            <text:p>Biglietto da visita, Disegno, Disegno tecnico, Illustrazione, Stampa, Disegno artistic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Materia</text:p>
          </table:table-cell>
          <table:covered-table-cell table:number-columns-repeated="2"/>
          <table:table-cell office:value-type="string" table:number-columns-spanned="3" table:number-rows-spanned="1" table:style-name="ce13">
            <text:p>Altro, Carta, Carta giapponese, Carta velina, Carta oliata, Carta paglierina, Carta patinata, <text:s/>Carta pergamena, Carta quadrettata, Carta timbrata, Carta tinta, Carta velina, Carta vellutata, <text:s/>Carta vergata, Cartoncino, Cartoncino bianco, Cartoncino colorato, Cartoncino da spolvero, Pergamena, Cartone, Cera, Cuoio, Gesso, Legno, Metallo, Seta, Tela, Tessuto Vetro, Carta telata, Carta da lucido, Carta millimetrata, Radex, item/supporto elettronico, Supporti misti.</text:p>
          </table:table-cell>
          <table:covered-table-cell table:number-columns-repeated="2"/>
          <table:table-cell office:value-type="string" table:number-columns-spanned="3" table:number-rows-spanned="1" table:style-name="ce13">
            <text:p>Altro, Carta, Carta giapponese, Carta velina, Carta oliata, Carta paglierina, Carta patinata, <text:s/>Carta pergamena, Carta quadrettata, Carta timbrata, Carta tinta, Carta velina, Carta vellutata, <text:s/>Carta vergata, Cartoncino, Cartoncino bianco, Cartoncino colorato, Cartoncino da spolvero, Pergamena, Cartone, Cera, Cuoio, Gesso, Legno, Metallo, Seta, Tela, Tessuto Vetro, Carta telata, Carta da lucido, Carta millimetrata, Radex, File/supporto elettronico, Supporti misti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9">
            <text:p>Tecnica</text:p>
          </table:table-cell>
          <table:covered-table-cell table:number-columns-repeated="2"/>
          <table:table-cell office:value-type="string" table:number-columns-spanned="3" table:number-rows-spanned="1" table:style-name="ce19">
            <text:p>Acquaforte, Acquerello, Acquatina, Algrafia, Altro, Blu print, Bulino, Calcografia, Camaïeu, Carborundum, Chiaroscuro, Cliché-verre, Collage, Collografia, Coloritura, Computergrafica, Cromolitografia, Cromozincografia, Doratura, Eliografia, Eliotipia, Fotoincisione, Fotolitografia, Gipsografia, Lavis, Linoleografia, Litografia, Offset, Oleografia, Pochoir, Puntasecca, Serigrafia, Stampa tipografica, Vernice molle, Vitrografia, Xilografia.</text:p>
          </table:table-cell>
          <table:covered-table-cell table:number-columns-repeated="2"/>
          <table:table-cell office:value-type="string" table:number-columns-spanned="3" table:number-rows-spanned="1" table:style-name="ce19">
            <text:p>Acquaforte, Acquerello, Acquatina, Algrafia, Altro, Blu print, Bulino, Calcografia, Camaïeu, Carborundum, Chiaroscuro, Cliché-verre, Collage, Collografia, Coloritura, Computergrafica, Cromolitografia, Cromozincografia, Doratura, Eliografia, Eliotipia, Fotoincisione, Fotolitografia, Gipsografia, Lavis, Linoleografia, Litografia, Offset, Oleografia, Pochoir, Puntasecca, Serigrafia, Stampa tipografica, Vernice molle, Vitrografia, Xilografia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1">
            <text:p>Indicatore di colore</text:p>
          </table:table-cell>
          <table:covered-table-cell table:number-columns-repeated="2"/>
          <table:table-cell office:value-type="string" table:number-columns-spanned="3" table:number-rows-spanned="1" table:style-name="ce21">
            <text:p>Altro, Bianco e nero, Colorato a mano, Misto, Monocromatico, Multicolore.</text:p>
          </table:table-cell>
          <table:covered-table-cell table:number-columns-repeated="2"/>
          <table:table-cell office:value-type="string" table:number-columns-spanned="3" table:number-rows-spanned="1" table:style-name="ce21">
            <text:p>Altro, Bianco e nero, Colorato a mano, Misto, Monocromatico, Multicolor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Esecu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Mano libera, Tecnigrafo, Elaborazione elettronica/digitale.</text:p>
          </table:table-cell>
          <table:covered-table-cell table:number-columns-repeated="2"/>
          <table:table-cell office:value-type="string" table:number-columns-spanned="3" table:number-rows-spanned="1" table:style-name="ce13">
            <text:p>Mano libera, Tecnigrafo, Elaborazione elettronica/digital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1">
            <text:p>Tipo scala</text:p>
          </table:table-cell>
          <table:covered-table-cell table:number-columns-repeated="2"/>
          <table:table-cell office:value-type="string" table:number-columns-spanned="3" table:number-rows-spanned="1" table:style-name="ce21">
            <text:p>Angolare, Lineare.</text:p>
          </table:table-cell>
          <table:covered-table-cell table:number-columns-repeated="2"/>
          <table:table-cell office:value-type="string" table:number-columns-spanned="3" table:number-rows-spanned="1" table:style-name="ce21">
            <text:p>Angolare, Linear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5">
            <text:p>FOTOGRAFI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 specifica</text:p>
          </table:table-cell>
          <table:covered-table-cell table:number-columns-repeated="2"/>
          <table:table-cell office:value-type="string" table:number-columns-spanned="3" table:number-rows-spanned="1" table:style-name="ce19">
            <text:p><text:s/>Negativo, Positivo, Diapositiva, Unicum, Fotografia virtuale, Materiale vario</text:p>
          </table:table-cell>
          <table:covered-table-cell table:number-columns-repeated="2"/>
          <table:table-cell office:value-type="string" table:number-columns-spanned="3" table:number-rows-spanned="1" table:style-name="ce19">
            <text:p><text:s/>Negativo, Positivo, Diapositiva, Unicum, Fotografia virtuale, Materiale vari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9">
            <text:p>Tecnica</text:p>
          </table:table-cell>
          <table:covered-table-cell table:number-columns-repeated="2"/>
          <table:table-cell office:value-type="string" table:number-columns-spanned="3" table:number-rows-spanned="1" table:style-name="ce19">
            <text:p>Albumina, Ambrotipo, Aristotipo, Autocromia, Calotipo, Carbone, Carta salata, Collodio, Collotipia [per una cartolina], Dagherrotipo, Fotografia digitale (chiave USB) [o memoria flash], Fotografia digitale (disco magnetico-ottico), Fotoincisione, Gelatina ai sali d’argento, Gelatina bromuro d’argento, Gelatina cloruro d’argento, Gomma bicromatata, Platinotipia, Stampa ai pigmenti, Stampa a sublimazione, Stampa fotomeccanica a retino, Stampa inkjet inchiostri a…, Tecniche varie</text:p>
          </table:table-cell>
          <table:covered-table-cell table:number-columns-repeated="2"/>
          <table:table-cell office:value-type="string" table:number-columns-spanned="3" table:number-rows-spanned="1" table:style-name="ce19">
            <text:p>Albumina, Ambrotipo, Aristotipo, Autocromia, Calotipo, Carbone, Carta salata, Collodio, Collotipia [per una cartolina], Dagherrotipo, Fotografia digitale (chiave USB) [o memoria flash], Fotografia digitale (disco magnetico-ottico), Fotoincisione, Gelatina ai sali d’argento, Gelatina bromuro d’argento, Gelatina cloruro d’argento, Gomma bicromatata, Platinotipia, Stampa ai pigmenti, Stampa a sublimazione, Stampa fotomeccanica a retino, Stampa inkjet inchiostri a…, Tecniche varie 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5">
            <text:p>AUDIOVISIV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 specifica</text:p>
          </table:table-cell>
          <table:covered-table-cell table:number-columns-repeated="2"/>
          <table:table-cell office:value-type="string" table:number-columns-spanned="3" table:number-rows-spanned="1" table:style-name="ce19">
            <text:p>Documentario, Film, Intervista, Presentazione, Videointervista</text:p>
          </table:table-cell>
          <table:covered-table-cell table:number-columns-repeated="2"/>
          <table:table-cell office:value-type="string" table:number-columns-spanned="3" table:number-rows-spanned="1" table:style-name="ce19">
            <text:p>Documentario, Film, Intervista, Presentazione, Videointervista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3">
            <text:p>TECNICA</text:p>
          </table:table-cell>
          <table:covered-table-cell table:number-columns-repeated="2"/>
          <table:table-cell office:value-type="string" table:number-columns-spanned="3" table:number-rows-spanned="1" table:style-name="ce15">
            <text:p>A differenza di sopra qui non è una lista chiusa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13">
            <text:p>Formato</text:p>
          </table:table-cell>
          <table:covered-table-cell table:number-columns-repeated="2"/>
          <table:table-cell office:value-type="string" table:number-columns-spanned="3" table:number-rows-spanned="1" table:style-name="ce13">
            <text:p>AVI, M-PEG 4, MOV, MP3, WAW</text:p>
          </table:table-cell>
          <table:covered-table-cell table:number-columns-repeated="2"/>
          <table:table-cell office:value-type="string" table:number-columns-spanned="3" table:number-rows-spanned="1" table:style-name="ce13">
            <text:p>AVI, M-PEG 4, MOV, MP3, WAW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5">
            <text:p>CARTOGRAFI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9">
            <text:p>Tipologia specifica</text:p>
          </table:table-cell>
          <table:covered-table-cell table:number-columns-repeated="2"/>
          <table:table-cell office:value-type="string" table:number-columns-spanned="3" table:number-rows-spanned="1" table:style-name="ce19">
            <text:p>Atlante, Mappa, Modello, Pianta, Profilo, Sezione, Veduta, Planimetria, Planivolumetria, Planisfero, Vista a volo d'uccello, Veduta prospettica, Veduta assonometrica, Studio/schizzo, Prospetto, Rilievo.</text:p>
          </table:table-cell>
          <table:covered-table-cell table:number-columns-repeated="2"/>
          <table:table-cell office:value-type="string" table:number-columns-spanned="3" table:number-rows-spanned="1" table:style-name="ce19">
            <text:p>Atlante, Mappa, Modello, Pianta, Profilo, Sezione, Veduta, Planimetria, Planivolumetria, Planisfero, Vista a volo d'uccello, Veduta prospettica, Veduta assonometrica, Studio/schizzo, Prospetto, Rilievo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Rappresentazione tematica</text:p>
          </table:table-cell>
          <table:covered-table-cell table:number-columns-repeated="2"/>
          <table:table-cell office:value-type="string" table:number-columns-spanned="3" table:number-rows-spanned="1" table:style-name="ce13">
            <text:p>Carta celeste, Carta geografica, Carta geologica, Carta idrografica, Carta corografica, Carta militare, Carta mineralogica, Carta nautica, Carta topografica, Mappa catastale, Carta IGM.</text:p>
          </table:table-cell>
          <table:covered-table-cell table:number-columns-repeated="2"/>
          <table:table-cell office:value-type="string" table:number-columns-spanned="3" table:number-rows-spanned="1" table:style-name="ce13">
            <text:p>Carta celeste, Carta geografica, Carta geologica, Carta idrografica, Carta corografica, Carta militare, Carta mineralogica, Carta nautica, Carta topografica, Mappa catastale, Carta IGM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A stampa</text:p>
          </table:table-cell>
          <table:covered-table-cell table:number-columns-repeated="2"/>
          <table:table-cell office:value-type="string" table:number-columns-spanned="3" table:number-rows-spanned="1" table:style-name="ce13">
            <text:p>Sì, No</text:p>
          </table:table-cell>
          <table:covered-table-cell table:number-columns-repeated="2"/>
          <table:table-cell office:value-type="string" table:number-columns-spanned="3" table:number-rows-spanned="1" table:style-name="ce13">
            <text:p>Sì, N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Stato di reda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Abbozzo, Minuta, Originale, Copia autentica, Copia semplice, Copia tarda, Copia coeva.</text:p>
          </table:table-cell>
          <table:covered-table-cell table:number-columns-repeated="2"/>
          <table:table-cell office:value-type="string" table:number-columns-spanned="3" table:number-rows-spanned="1" table:style-name="ce13">
            <text:p>Abbozzo, Minuta, Originale, Copia autentica, Copia semplice, Copia tarda, Copia coeva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9">
            <text:p>Tecnica</text:p>
          </table:table-cell>
          <table:covered-table-cell table:number-columns-repeated="2"/>
          <table:table-cell office:value-type="string" table:number-columns-spanned="3" table:number-rows-spanned="1" table:style-name="ce19">
            <text:p>Acquaforte, Cianografia, Disegno, Eliografia, Fotoincisione, Fotolitografia, Ignoto, Incisione, Litografia, Manoscritto, Serigrafia, Xilografia.</text:p>
          </table:table-cell>
          <table:covered-table-cell table:number-columns-repeated="2"/>
          <table:table-cell office:value-type="string" table:number-columns-spanned="3" table:number-rows-spanned="1" table:style-name="ce19">
            <text:p>Acquaforte, Cianografia, Disegno, Eliografia, Fotoincisione, Fotolitografia, Ignoto, Incisione, Litografia, Manoscritto, Serigrafia, Xilografia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Mediazioni grafiche</text:p>
          </table:table-cell>
          <table:covered-table-cell table:number-columns-repeated="2"/>
          <table:table-cell office:value-type="string" table:number-columns-spanned="3" table:number-rows-spanned="1" table:style-name="ce13">
            <text:p>Matita, Inchiostri policromi, Inchiostro nero, Acquerello, Tempera, Sanguigna, Tecnica mista, Penna.</text:p>
          </table:table-cell>
          <table:covered-table-cell table:number-columns-repeated="2"/>
          <table:table-cell office:value-type="string" table:number-columns-spanned="3" table:number-rows-spanned="1" table:style-name="ce13">
            <text:p>Matita, Inchiostri policromi, Inchiostro nero, Acquerello, Tempera, Sanguigna, Tecnica mista, Penna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1">
            <text:p>Indicatore di colore</text:p>
          </table:table-cell>
          <table:covered-table-cell table:number-columns-repeated="2"/>
          <table:table-cell office:value-type="string" table:number-columns-spanned="3" table:number-rows-spanned="1" table:style-name="ce21">
            <text:p>Altro, Bianco e nero, Colorato a mano, Misto, Monocromatico, Multicolore.</text:p>
          </table:table-cell>
          <table:covered-table-cell table:number-columns-repeated="2"/>
          <table:table-cell office:value-type="string" table:number-columns-spanned="3" table:number-rows-spanned="1" table:style-name="ce21">
            <text:p>Altro, Bianco e nero, Colorato a mano, Misto, Monocromatico, Multicolore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Orientamento</text:p>
          </table:table-cell>
          <table:covered-table-cell table:number-columns-repeated="2"/>
          <table:table-cell office:value-type="string" table:number-columns-spanned="3" table:number-rows-spanned="1" table:style-name="ce13">
            <text:p>Nord, Sud, Est, Ovest, Nord-Est, Nord-Ovest, Sud-Est, Sud-Ovest.</text:p>
          </table:table-cell>
          <table:covered-table-cell table:number-columns-repeated="2"/>
          <table:table-cell office:value-type="string" table:number-columns-spanned="3" table:number-rows-spanned="1" table:style-name="ce13">
            <text:p>Nord, Sud, Est, Ovest, Nord-Est, Nord-Ovest, Sud-Est, Sud-Ovest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13">
            <text:p>Proiezione</text:p>
          </table:table-cell>
          <table:covered-table-cell table:number-columns-repeated="2"/>
          <table:table-cell office:value-type="string" table:number-columns-spanned="3" table:number-rows-spanned="1" table:style-name="ce13">
            <text:p>Proiezione azimutale, Proiezione cilindrica, Proiezione conica, Proiezione prospettica, Proiezione traversa di Mercatore UTM.</text:p>
          </table:table-cell>
          <table:covered-table-cell table:number-columns-repeated="2"/>
          <table:table-cell office:value-type="string" table:number-columns-spanned="3" table:number-rows-spanned="1" table:style-name="ce13">
            <text:p>Proiezione azimutale, Proiezione cilindrica, Proiezione conica, Proiezione prospettica, Proiezione traversa di Mercatore UTM.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1">
            <text:p>Tipo scala</text:p>
          </table:table-cell>
          <table:covered-table-cell table:number-columns-repeated="2"/>
          <table:table-cell office:value-type="string" table:number-columns-spanned="3" table:number-rows-spanned="1" table:style-name="ce21">
            <text:p>Angolare, Lineare.</text:p>
          </table:table-cell>
          <table:covered-table-cell table:number-columns-repeated="2"/>
          <table:table-cell office:value-type="string" table:number-columns-spanned="3" table:number-rows-spanned="1" table:style-name="ce21">
            <text:p>Angolare, Lineare.</text:p>
          </table:table-cell>
          <table:covered-table-cell table:number-columns-repeated="2"/>
          <table:table-cell table:number-columns-repeated="16375"/>
        </table:table-row>
        <table:table-row table:number-rows-repeated="1048443" table:style-name="ro1">
          <table:table-cell table:number-columns-repeated="16384"/>
        </table:table-row>
      </table:table>
      <table:table table:name="Consistenza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2" table:style-name="ce27">
            <text:p>Consistenza</text:p>
          </table:table-cell>
          <table:covered-table-cell table:number-columns-repeated="2"/>
          <table:table-cell table:style-name="ce1"/>
          <table:table-cell office:value-type="string" table:style-name="ce1">
            <text:p>label_IT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prefLabel_IT</text:p>
          </table:table-cell>
          <table:table-cell office:value-type="string" table:style-name="ce1">
            <text:p>prefLabel_EN</text:p>
          </table:table-cell>
          <table:table-cell office:value-type="string" table:style-name="ce1">
            <text:p>altLabel_IT</text:p>
          </table:table-cell>
          <table:table-cell office:value-type="string" table:style-name="ce1">
            <text:p>altLabel_EN</text:p>
          </table:table-cell>
          <table:table-cell office:value-type="string" table:style-name="ce1">
            <text:p>definition_IT</text:p>
          </table:table-cell>
          <table:table-cell office:value-type="string" table:style-name="ce1">
            <text:p>definition_EN</text:p>
          </table:table-cell>
          <table:table-cell office:value-type="string" table:style-name="ce1">
            <text:p>notation</text:p>
          </table:table-cell>
          <table:table-cell office:value-type="string" table:style-name="ce1">
            <text:p>note</text:p>
          </table:table-cell>
          <table:table-cell table:number-columns-repeated="16370"/>
        </table:table-row>
        <table:table-row table:style-name="ro1">
          <table:covered-table-cell/>
          <table:covered-table-cell table:number-columns-repeated="2"/>
          <table:table-cell table:style-name="ce1"/>
          <table:table-cell office:value-type="string" table:style-name="ce7">
            <text:p><text:s/>Busta</text:p>
          </table:table-cell>
          <table:table-cell office:value-type="string" table:style-name="ce1">
            <text:p>envelope</text:p>
          </table:table-cell>
          <table:table-cell office:value-type="string" table:style-name="ce7">
            <text:p><text:s/>Busta</text:p>
          </table:table-cell>
          <table:table-cell table:number-columns-repeated="16377" table:style-name="ce1"/>
        </table:table-row>
        <table:table-row table:style-name="ro3">
          <table:table-cell table:number-columns-repeated="3" table:style-name="ce7"/>
          <table:table-cell table:style-name="ce1"/>
          <table:table-cell office:value-type="string" table:style-name="ce1">
            <text:p><text:s/>Carta</text:p>
          </table:table-cell>
          <table:table-cell table:style-name="ce1"/>
          <table:table-cell office:value-type="string" table:style-name="ce1">
            <text:p><text:s/>Carta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7"/>
          <table:table-cell table:style-name="ce1"/>
          <table:table-cell office:value-type="string" table:style-name="ce1">
            <text:p><text:s/>Cartella</text:p>
          </table:table-cell>
          <table:table-cell table:style-name="ce1"/>
          <table:table-cell office:value-type="string" table:style-name="ce1">
            <text:p><text:s/>Cartella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7"/>
          <table:table-cell table:style-name="ce1"/>
          <table:table-cell office:value-type="string" table:style-name="ce1">
            <text:p><text:s/>Faldone</text:p>
          </table:table-cell>
          <table:table-cell table:style-name="ce1"/>
          <table:table-cell office:value-type="string" table:style-name="ce1">
            <text:p><text:s/>Faldone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7"/>
          <table:table-cell table:style-name="ce1"/>
          <table:table-cell office:value-type="string" table:style-name="ce1">
            <text:p><text:s/>Fascicolo</text:p>
          </table:table-cell>
          <table:table-cell table:style-name="ce1"/>
          <table:table-cell office:value-type="string" table:style-name="ce1">
            <text:p><text:s/>Fascicolo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7"/>
          <table:table-cell table:style-name="ce1"/>
          <table:table-cell office:value-type="string" table:style-name="ce1">
            <text:p><text:s/>Filza</text:p>
          </table:table-cell>
          <table:table-cell table:style-name="ce1"/>
          <table:table-cell office:value-type="string" table:style-name="ce1">
            <text:p><text:s/>Filza</text:p>
          </table:table-cell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Foglio</text:p>
          </table:table-cell>
          <table:table-cell table:style-name="ce1"/>
          <table:table-cell office:value-type="string" table:style-name="ce1">
            <text:p><text:s/>Foglio</text:p>
          </table:table-cell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Manifesto</text:p>
          </table:table-cell>
          <table:table-cell table:style-name="ce1"/>
          <table:table-cell office:value-type="string" table:style-name="ce1">
            <text:p><text:s/>Manifesto</text:p>
          </table:table-cell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Mappa</text:p>
          </table:table-cell>
          <table:table-cell table:style-name="ce1"/>
          <table:table-cell office:value-type="string" table:style-name="ce1">
            <text:p><text:s/>Mappa</text:p>
          </table:table-cell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Mazzo</text:p>
          </table:table-cell>
          <table:table-cell table:style-name="ce1"/>
          <table:table-cell office:value-type="string" table:style-name="ce1">
            <text:p><text:s/>Mazzo</text:p>
          </table:table-cell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Opuscolo</text:p>
          </table:table-cell>
          <table:table-cell table:style-name="ce1"/>
          <table:table-cell office:value-type="string" table:style-name="ce1">
            <text:p><text:s/>Opuscolo</text:p>
          </table:table-cell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Pacco</text:p>
          </table:table-cell>
          <table:table-cell table:style-name="ce1"/>
          <table:table-cell office:value-type="string" table:style-name="ce1">
            <text:p><text:s/>Pacco</text:p>
          </table:table-cell>
          <table:table-cell table:number-columns-repeated="16377" table:style-name="ce1"/>
        </table:table-row>
        <table:table-row table:style-name="ro3">
          <table:table-cell table:style-name="ce7"/>
          <table:table-cell table:style-name="ce1"/>
          <table:table-cell table:style-name="ce7"/>
          <table:table-cell table:style-name="ce1"/>
          <table:table-cell office:value-type="string" table:style-name="ce1">
            <text:p><text:s/>Pagina</text:p>
          </table:table-cell>
          <table:table-cell table:style-name="ce1"/>
          <table:table-cell office:value-type="string" table:style-name="ce1">
            <text:p><text:s/>Pagina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<text:s/>Plico</text:p>
          </table:table-cell>
          <table:table-cell table:style-name="ce1"/>
          <table:table-cell office:value-type="string" table:style-name="ce1">
            <text:p><text:s/>Plico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<text:s/>Quaderno</text:p>
          </table:table-cell>
          <table:table-cell table:style-name="ce1"/>
          <table:table-cell office:value-type="string" table:style-name="ce1">
            <text:p><text:s/>Quaderno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string" table:style-name="ce1">
            <text:p><text:s/>Raccoglitore</text:p>
          </table:table-cell>
          <table:table-cell table:style-name="ce1"/>
          <table:table-cell office:value-type="string" table:style-name="ce1">
            <text:p><text:s/>Raccoglitore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Registro</text:p>
          </table:table-cell>
          <table:table-cell table:style-name="ce1"/>
          <table:table-cell office:value-type="string" table:style-name="ce1">
            <text:p><text:s/>Registro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Rivista</text:p>
          </table:table-cell>
          <table:table-cell table:style-name="ce1"/>
          <table:table-cell office:value-type="string" table:style-name="ce1">
            <text:p><text:s/>Rivista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Rotolo</text:p>
          </table:table-cell>
          <table:table-cell table:style-name="ce1"/>
          <table:table-cell office:value-type="string" table:style-name="ce1">
            <text:p><text:s/>Rotolo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Scatola</text:p>
          </table:table-cell>
          <table:table-cell table:style-name="ce1"/>
          <table:table-cell office:value-type="string" table:style-name="ce1">
            <text:p><text:s/>Scatola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Scheda</text:p>
          </table:table-cell>
          <table:table-cell table:style-name="ce1"/>
          <table:table-cell office:value-type="string" table:style-name="ce1">
            <text:p><text:s/>Scheda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Taccuino</text:p>
          </table:table-cell>
          <table:table-cell table:style-name="ce1"/>
          <table:table-cell office:value-type="string" table:style-name="ce1">
            <text:p><text:s/>Taccuino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Vacchetta</text:p>
          </table:table-cell>
          <table:table-cell table:style-name="ce1"/>
          <table:table-cell office:value-type="string" table:style-name="ce1">
            <text:p><text:s/>Vacchetta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<text:s/>Volume</text:p>
          </table:table-cell>
          <table:table-cell table:style-name="ce1"/>
          <table:table-cell office:value-type="string" table:style-name="ce1">
            <text:p><text:s/>Volume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7">
            <text:p>Album</text:p>
          </table:table-cell>
          <table:table-cell table:style-name="ce1"/>
          <table:table-cell office:value-type="string" table:style-name="ce7">
            <text:p>Album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7"/>
          <table:table-cell table:number-columns-repeated="16379" table:style-name="ce1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Consistenza.E3:Consistenza.G2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Nicol Alesi - nicol.alesi@studio.unibo.it</meta:initial-creator>
    <dc:creator>Nicol Alesi - nicol.alesi@studio.unibo.it</dc:creator>
    <meta:creation-date>2025-01-21T13:28:54Z</meta:creation-date>
    <dc:date>2025-01-21T17:17:12Z</dc:date>
  </office:meta>
</office:document-meta>
</file>